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22a7c1" officeooo:paragraph-rsid="0022a7c1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1faeb5" officeooo:paragraph-rsid="001faeb5" style:font-size-asian="11pt" style:font-size-complex="11pt"/>
    </style:style>
    <style:style style:name="P3" style:family="paragraph" style:parent-style-name="Standard">
      <style:text-properties fo:font-size="11pt" officeooo:rsid="001faeb5" officeooo:paragraph-rsid="002b4f88" style:font-size-asian="11pt" style:font-size-complex="11pt"/>
    </style:style>
    <style:style style:name="P4" style:family="paragraph" style:parent-style-name="Standard">
      <style:text-properties fo:font-size="11pt" officeooo:rsid="0020ab46" officeooo:paragraph-rsid="0020ab46" style:font-size-asian="11pt" style:font-size-complex="11pt"/>
    </style:style>
    <style:style style:name="P5" style:family="paragraph" style:parent-style-name="Standard">
      <style:text-properties fo:font-size="11pt" officeooo:rsid="00295f04" officeooo:paragraph-rsid="00295f04" style:font-size-asian="11pt" style:font-size-complex="11pt"/>
    </style:style>
    <style:style style:name="P6" style:family="paragraph" style:parent-style-name="Standard">
      <style:text-properties fo:font-size="11pt" officeooo:rsid="00221053" officeooo:paragraph-rsid="00221053" style:font-size-asian="11pt" style:font-size-complex="11pt"/>
    </style:style>
    <style:style style:name="P7" style:family="paragraph" style:parent-style-name="Standard">
      <style:text-properties fo:font-size="11pt" officeooo:rsid="0024c9e1" officeooo:paragraph-rsid="002b4f88" style:font-size-asian="11pt" style:font-size-complex="11pt"/>
    </style:style>
    <style:style style:name="P8" style:family="paragraph" style:parent-style-name="Standard">
      <style:text-properties fo:font-size="11pt" officeooo:rsid="0022a7c1" officeooo:paragraph-rsid="0022a7c1" style:font-size-asian="11pt" style:font-size-complex="11pt"/>
    </style:style>
    <style:style style:name="P9" style:family="paragraph" style:parent-style-name="Standard">
      <style:paragraph-properties fo:break-before="column"/>
      <style:text-properties fo:font-size="11pt" fo:font-weight="bold" officeooo:rsid="0022a7c1" officeooo:paragraph-rsid="0022a7c1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officeooo:rsid="0022a7c1" officeooo:paragraph-rsid="0024c9e1" style:font-size-asian="11pt" style:font-size-complex="11pt"/>
    </style:style>
    <style:style style:name="P11" style:family="paragraph" style:parent-style-name="Standard">
      <style:text-properties fo:font-size="11pt" officeooo:rsid="001faeb5" officeooo:paragraph-rsid="0024c9e1" style:font-size-asian="11pt" style:font-size-complex="11pt"/>
    </style:style>
    <style:style style:name="P12" style:family="paragraph" style:parent-style-name="Standard">
      <style:text-properties fo:font-size="11pt" officeooo:rsid="001faeb5" officeooo:paragraph-rsid="0022a7c1" style:font-size-asian="11pt" style:font-size-complex="11pt"/>
    </style:style>
    <style:style style:name="P13" style:family="paragraph" style:parent-style-name="Standard">
      <style:text-properties fo:font-size="11pt" officeooo:rsid="0025f07f" officeooo:paragraph-rsid="0025f07f" style:font-size-asian="11pt" style:font-size-complex="11pt"/>
    </style:style>
    <style:style style:name="P14" style:family="paragraph" style:parent-style-name="Standard">
      <style:text-properties fo:font-size="11pt" officeooo:rsid="00221053" officeooo:paragraph-rsid="0022a7c1" style:font-size-asian="11pt" style:font-size-complex="11pt"/>
    </style:style>
    <style:style style:name="T1" style:family="text">
      <style:text-properties officeooo:rsid="0020ab46"/>
    </style:style>
    <style:style style:name="T2" style:family="text">
      <style:text-properties officeooo:rsid="0022a7c1"/>
    </style:style>
    <style:style style:name="T3" style:family="text">
      <style:text-properties officeooo:rsid="0027ac60"/>
    </style:style>
    <style:style style:name="T4" style:family="text">
      <style:text-properties officeooo:rsid="00295f04"/>
    </style:style>
    <style:style style:name="T5" style:family="text">
      <style:text-properties officeooo:rsid="002361ad"/>
    </style:style>
    <style:style style:name="T6" style:family="text">
      <style:text-properties officeooo:rsid="00271d63"/>
    </style:style>
    <style:style style:name="T7" style:family="text">
      <style:text-properties officeooo:rsid="0029226a"/>
    </style:style>
    <style:style style:name="T8" style:family="text">
      <style:text-properties officeooo:rsid="00206897"/>
    </style:style>
    <style:style style:name="T9" style:family="text">
      <style:text-properties officeooo:rsid="0024c9e1"/>
    </style:style>
    <style:style style:name="T10" style:family="text">
      <style:text-properties officeooo:rsid="001faeb5"/>
    </style:style>
    <style:style style:name="T11" style:family="text">
      <style:text-properties officeooo:rsid="0025f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udit cyber</text:p>
      <text:p text:style-name="P2"/>
      <text:p text:style-name="P2">- Utilisateurs</text:p>
      <text:p text:style-name="P2"><text:tab/><text:span text:style-name="T1">nom</text:span></text:p>
      <text:p text:style-name="P2"><text:tab/><text:span text:style-name="T1">pr</text:span><text:span text:style-name="T2">é</text:span><text:span text:style-name="T1">nom<text:tab/></text:span></text:p>
      <text:p text:style-name="P2"><text:tab/><text:span text:style-name="T1">mail</text:span></text:p>
      <text:p text:style-name="P2"><text:tab/><text:span text:style-name="T1">mot de passe</text:span></text:p>
      <text:p text:style-name="P2"><text:tab/><text:span text:style-name="T1">rôle</text:span></text:p>
      <text:p text:style-name="P2"><text:tab/><text:span text:style-name="T1">date de cr</text:span><text:span text:style-name="T2">é</text:span><text:span text:style-name="T1">ation</text:span></text:p>
      <text:p text:style-name="P3"/>
      <text:p text:style-name="P2">- Clients</text:p>
      <text:p text:style-name="P2"><text:tab/><text:span text:style-name="T1">raison sociale</text:span></text:p>
      <text:p text:style-name="P2"><text:tab/><text:span text:style-name="T1">statut </text:span><text:span text:style-name="T2">(SARL, SAS, assos…)</text:span></text:p>
      <text:p text:style-name="P2"><text:tab/><text:span text:style-name="T3">n° SIRE</text:span><text:span text:style-name="T4">T</text:span></text:p>
      <text:p text:style-name="P4"><text:tab/>role</text:p>
      <text:p text:style-name="P2"><text:tab/><text:span text:style-name="T1">num téléphone</text:span></text:p>
      <text:p text:style-name="P2"/>
      <text:p text:style-name="P2"><text:span text:style-name="T1">- </text:span><text:span text:style-name="T4">A</text:span><text:span text:style-name="T1">dresse</text:span></text:p>
      <text:p text:style-name="P2"><text:tab/><text:span text:style-name="T4">adresse</text:span></text:p>
      <text:p text:style-name="P2"><text:tab/><text:span text:style-name="T1">code postal</text:span></text:p>
      <text:p text:style-name="P2"><text:tab/><text:span text:style-name="T1">ville</text:span></text:p>
      <text:p text:style-name="P5"><text:tab/>pays</text:p>
      <text:p text:style-name="P5"><text:tab/>UE/autre</text:p>
      <text:p text:style-name="P6"/>
      <text:p text:style-name="P3">- Audit</text:p>
      <text:p text:style-name="P3"><text:tab/><text:span text:style-name="T5">Type de mission</text:span></text:p>
      <text:p text:style-name="P7"><text:tab/>Nom de l’auditeur</text:p>
      <text:p text:style-name="P3"><text:tab/><text:span text:style-name="T5">Date de début</text:span></text:p>
      <text:p text:style-name="P3"><text:tab/><text:span text:style-name="T5">Date de fin</text:span></text:p>
      <text:p text:style-name="P3"><text:tab/><text:span text:style-name="T5">statut </text:span><text:span text:style-name="T6">(</text:span><text:span text:style-name="T5">planifié, en cours, terminé)</text:span></text:p>
      <text:p text:style-name="P3"><text:tab/><text:span text:style-name="T5">Id_Utilisateurs</text:span></text:p>
      <text:p text:style-name="P3"><text:tab/><text:span text:style-name="T5">Id_Clients</text:span></text:p>
      <text:p text:style-name="P3"/>
      <text:p text:style-name="P2">- <text:span text:style-name="T5">D</text:span>evis</text:p>
      <text:p text:style-name="P2"><text:tab/><text:span text:style-name="T7">numero devis</text:span></text:p>
      <text:p text:style-name="P8"><text:tab/>montant</text:p>
      <text:p text:style-name="P8"><text:tab/>date d’émission</text:p>
      <text:p text:style-name="P8"><text:tab/>statut (émise, envoyé, accepté)</text:p>
      <text:p text:style-name="P8"><text:tab/>Id_Clients</text:p>
      <text:p text:style-name="P8"/>
      <text:p text:style-name="P2">- <text:span text:style-name="T5">F</text:span>actur<text:span text:style-name="T8">e</text:span></text:p>
      <text:p text:style-name="P2"><text:tab/><text:span text:style-name="T7">numero facture</text:span></text:p>
      <text:p text:style-name="P2"><text:tab/><text:span text:style-name="T2">statuts (</text:span><text:span text:style-name="T5">payé</text:span><text:span text:style-name="T9">e</text:span><text:span text:style-name="T5">, en attente, relanc</text:span><text:span text:style-name="T9">ée</text:span><text:span text:style-name="T5">)</text:span></text:p>
      <text:p text:style-name="P2"><text:tab/><text:span text:style-name="T2">id_Clients</text:span></text:p>
      <text:p text:style-name="P2"><text:tab/><text:span text:style-name="T5">id_Devis </text:span></text:p>
      <text:p text:style-name="P2"/>
      <text:p text:style-name="P2">- <text:span text:style-name="T5">Rap</text:span><text:span text:style-name="T8">ports</text:span></text:p>
      <text:p text:style-name="P2"><text:tab/><text:span text:style-name="T5">Observations</text:span></text:p>
      <text:p text:style-name="P2"><text:tab/><text:span text:style-name="T9">Synthèses</text:span></text:p>
      <text:p text:style-name="P2"><text:tab/><text:span text:style-name="T9">Date d’émission</text:span></text:p>
      <text:p text:style-name="P2"><text:tab/><text:span text:style-name="T9">Validé par (Id_Utilisateurs)</text:span></text:p>
      <text:p text:style-name="P2"><text:tab/><text:span text:style-name="T5">Id_Audit</text:span></text:p>
      <text:p text:style-name="P9"/>
      <text:p text:style-name="P1">Certification cyber</text:p>
      <text:p text:style-name="P10"><text:line-break/><text:span text:style-name="T10">- Utilisateurs</text:span></text:p>
      <text:p text:style-name="P11"><text:tab/><text:span text:style-name="T1">nom</text:span></text:p>
      <text:p text:style-name="P11"><text:tab/><text:span text:style-name="T1">pr</text:span><text:span text:style-name="T2">é</text:span><text:span text:style-name="T1">nom<text:tab/></text:span></text:p>
      <text:p text:style-name="P11"><text:tab/><text:span text:style-name="T1">mail</text:span></text:p>
      <text:p text:style-name="P11"><text:tab/><text:span text:style-name="T1">mot de passe</text:span></text:p>
      <text:p text:style-name="P11"><text:tab/><text:span text:style-name="T1">rôle</text:span></text:p>
      <text:p text:style-name="P11"><text:tab/><text:span text:style-name="T1">date de cr</text:span><text:span text:style-name="T2">é</text:span><text:span text:style-name="T1">ation</text:span></text:p>
      <text:p text:style-name="P11"/>
      <text:p text:style-name="P12">- Certification</text:p>
      <text:p text:style-name="P8"><text:tab/><text:span text:style-name="T11">type de certification</text:span></text:p>
      <text:p text:style-name="P8"><text:tab/><text:span text:style-name="T11">niveau</text:span></text:p>
      <text:p text:style-name="P13"><text:tab/>description</text:p>
      <text:p text:style-name="P8"><text:tab/><text:span text:style-name="T9">prix</text:span></text:p>
      <text:p text:style-name="P8"><text:tab/><text:span text:style-name="T11">date de début </text:span></text:p>
      <text:p text:style-name="P8"><text:tab/><text:span text:style-name="T11">date de fin</text:span></text:p>
      <text:p text:style-name="P8"><text:tab/></text:p>
      <text:p text:style-name="P8"/>
      <text:p text:style-name="P14">- Candida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2b4f88" officeooo:paragraph-rsid="002b4f8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t Cassandr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0:38:55.957279103</meta:creation-date>
    <dc:date>2026-01-08T08:35:14.907681500</dc:date>
    <meta:editing-duration>PT3H26M57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63" meta:word-count="121" meta:character-count="795" meta:non-whitespace-character-count="681"/>
  </office:meta>
</office:document-meta>
</file>